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1.325cm" fo:min-width="3.869cm" fo:padding-top="0.163cm" fo:padding-bottom="0.163cm" fo:padding-left="0.288cm" fo:padding-right="0.288cm"/>
      <style:paragraph-properties style:writing-mode="lr-tb"/>
    </style:style>
    <style:style style:name="gr2" style:family="graphic" style:parent-style-name="standard">
      <style:graphic-properties svg:stroke-width="0.076cm" svg:stroke-color="#000000" draw:marker-start-width="0.305cm" draw:marker-end-width="0.305cm" draw:fill="solid" draw:fill-color="#000000" draw:textarea-horizontal-align="justify" draw:textarea-vertical-align="middle" draw:auto-grow-height="false" fo:min-height="0.394cm" fo:min-width="0.144cm" fo:padding-top="0.163cm" fo:padding-bottom="0.163cm" fo:padding-left="0.288cm" fo:padding-right="0.288cm"/>
    </style:style>
    <style:style style:name="gr3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0.976cm" fo:min-width="0.709cm" fo:padding-top="0.163cm" fo:padding-bottom="0.163cm" fo:padding-left="0.288cm" fo:padding-right="0.288cm"/>
    </style:style>
    <style:style style:name="gr4" style:family="graphic" style:parent-style-name="objectwithoutfill">
      <style:graphic-properties svg:stroke-width="0.076cm" svg:stroke-color="#000000" draw:marker-start-width="0.305cm" draw:marker-end="Arrow" draw:marker-end-width="0.228cm" draw:fill="solid" draw:fill-color="#ffffff" draw:textarea-vertical-align="middle" fo:padding-top="0.163cm" fo:padding-bottom="0.163cm" fo:padding-left="0.288cm" fo:padding-right="0.288cm"/>
    </style:style>
    <style:style style:name="gr5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0.394cm" fo:min-width="0.144cm" fo:padding-top="0.163cm" fo:padding-bottom="0.163cm" fo:padding-left="0.288cm" fo:padding-right="0.288cm"/>
    </style:style>
    <style:style style:name="gr6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1.325cm" fo:min-width="2.218cm" fo:padding-top="0.163cm" fo:padding-bottom="0.163cm" fo:padding-left="0.288cm" fo:padding-right="0.288cm"/>
      <style:paragraph-properties style:writing-mode="lr-tb"/>
    </style:style>
    <style:style style:name="gr7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1.325cm" fo:min-width="2.144cm" fo:padding-top="0.163cm" fo:padding-bottom="0.163cm" fo:padding-left="0.288cm" fo:padding-right="0.288cm"/>
      <style:paragraph-properties style:writing-mode="lr-tb"/>
    </style:style>
    <style:style style:name="gr8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1.325cm" fo:min-width="2.197cm" fo:padding-top="0.163cm" fo:padding-bottom="0.163cm" fo:padding-left="0.288cm" fo:padding-right="0.288cm"/>
      <style:paragraph-properties style:writing-mode="lr-tb"/>
    </style:style>
    <style:style style:name="gr9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1.325cm" fo:min-width="2.593cm" fo:padding-top="0.163cm" fo:padding-bottom="0.163cm" fo:padding-left="0.288cm" fo:padding-right="0.28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445cm" svg:height="1.651cm" svg:x="5.016cm" svg:y="6.316cm">
          <text:p text:style-name="P1">Basic</text:p>
          <text:p text:style-name="P1">Movem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1.016cm" svg:height="1.016cm" svg:x="9.414cm" svg:y="3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0" draw:id="id10" draw:layer="layout" svg:width="1.817cm" svg:height="1.84cm" svg:x="9.061cm" svg:y="14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9.461cm" svg:y="15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4.445cm" svg:height="1.651cm" svg:x="10.816cm" svg:y="6.316cm">
          <text:p text:style-name="P1">Driv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0.282cm" svg:y1="4.789cm" svg:x2="13.038cm" svg:y2="6.316cm" draw:start-shape="id1" draw:start-glue-point="9" draw:end-shape="id2" draw:end-glue-point="0" svg:d="M10282 4789v838h2756v689" svg:viewBox="0 0 2757 1528">
          <text:p/>
        </draw:connector>
        <draw:connector draw:style-name="gr4" draw:text-style-name="P4" draw:layer="layout" svg:x1="9.562cm" svg:y1="4.789cm" svg:x2="7.238cm" svg:y2="6.316cm" draw:start-shape="id1" draw:start-glue-point="7" draw:end-shape="id3" draw:end-glue-point="0" svg:d="M9562 4789v838h-2324v689" svg:viewBox="0 0 2325 1528">
          <text:p/>
        </draw:connector>
        <draw:custom-shape draw:style-name="gr5" draw:text-style-name="P4" xml:id="id4" draw:id="id4" draw:layer="layout" svg:width="1.016cm" svg:height="1.016cm" svg:x="8.366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5" draw:id="id5" draw:layer="layout" svg:width="2.794cm" svg:height="1.651cm" svg:x="1.235cm" svg:y="11.479cm">
          <text:p text:style-name="P1">Walk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6" draw:id="id6" draw:layer="layout" svg:width="2.72cm" svg:height="1.651cm" svg:x="4.41cm" svg:y="11.479cm">
          <text:p text:style-name="P1">Runn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7" draw:id="id7" draw:layer="layout" svg:width="2.773cm" svg:height="1.651cm" svg:x="7.412cm" svg:y="11.479cm">
          <text:p text:style-name="P1">Jump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8" draw:id="id8" draw:layer="layout" svg:width="3.169cm" svg:height="1.651cm" svg:x="10.512cm" svg:y="11.479cm">
          <text:p text:style-name="P1">Crouch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9" draw:id="id9" draw:layer="layout" svg:width="3.169cm" svg:height="1.651cm" svg:x="14.012cm" svg:y="11.479cm">
          <text:p text:style-name="P1">Taking</text:p>
          <text:p text:style-name="P1">Cov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8.366cm" svg:y1="9.782cm" svg:x2="2.632cm" svg:y2="11.479cm" draw:start-shape="id4" draw:start-glue-point="6" draw:end-shape="id5" draw:end-glue-point="0" svg:d="M8366 9782h-5734v1697" svg:viewBox="0 0 5735 1698">
          <text:p/>
        </draw:connector>
        <draw:connector draw:style-name="gr4" draw:text-style-name="P4" draw:layer="layout" svg:x1="8.514cm" svg:y1="10.142cm" svg:x2="5.77cm" svg:y2="11.479cm" draw:start-shape="id4" draw:start-glue-point="7" draw:end-shape="id6" draw:end-glue-point="0" svg:d="M8514 10142v743h-2744v594" svg:viewBox="0 0 2745 1338">
          <text:p/>
        </draw:connector>
        <draw:connector draw:style-name="gr4" draw:text-style-name="P4" draw:layer="layout" svg:x1="8.874cm" svg:y1="10.29cm" svg:x2="8.798cm" svg:y2="11.479cm" draw:start-shape="id4" draw:start-glue-point="8" draw:end-shape="id7" draw:end-glue-point="0" svg:d="M8874 10290v595h-76v594" svg:viewBox="0 0 77 1190">
          <text:p/>
        </draw:connector>
        <draw:connector draw:style-name="gr4" draw:text-style-name="P4" draw:layer="layout" svg:x1="9.234cm" svg:y1="10.142cm" svg:x2="12.096cm" svg:y2="11.479cm" draw:start-shape="id4" draw:start-glue-point="9" draw:end-shape="id8" draw:end-glue-point="0" svg:d="M9234 10142v743h2862v594" svg:viewBox="0 0 2863 1338">
          <text:p/>
        </draw:connector>
        <draw:connector draw:style-name="gr4" draw:text-style-name="P4" draw:layer="layout" svg:x1="9.382cm" svg:y1="9.782cm" svg:x2="15.596cm" svg:y2="11.479cm" draw:start-shape="id4" draw:start-glue-point="10" draw:end-shape="id9" draw:end-glue-point="0" svg:d="M9382 9782h6214v1697" svg:viewBox="0 0 6215 1698">
          <text:p/>
        </draw:connector>
        <draw:connector draw:style-name="gr4" draw:text-style-name="P4" draw:layer="layout" svg:x1="7.238cm" svg:y1="7.967cm" svg:x2="8.874cm" svg:y2="9.274cm" draw:start-shape="id3" draw:start-glue-point="2" draw:end-shape="id4" draw:end-glue-point="4" svg:d="M7238 7967v653h1636v654" svg:viewBox="0 0 1637 1308">
          <text:p/>
        </draw:connector>
        <draw:connector draw:style-name="gr4" draw:text-style-name="P4" draw:layer="layout" svg:x1="2.632cm" svg:y1="13.13cm" svg:x2="9.061cm" svg:y2="15.561cm" draw:start-shape="id5" draw:start-glue-point="2" draw:end-shape="id10" draw:end-glue-point="6" svg:d="M2632 13130v2431h6429" svg:viewBox="0 0 6430 2432">
          <text:p/>
        </draw:connector>
        <draw:connector draw:style-name="gr4" draw:text-style-name="P4" draw:layer="layout" svg:x1="5.77cm" svg:y1="13.13cm" svg:x2="9.327cm" svg:y2="14.91cm" draw:start-shape="id6" draw:start-glue-point="2" draw:end-shape="id10" draw:end-glue-point="5" svg:d="M5770 13130v1780h3557" svg:viewBox="0 0 3558 1781">
          <text:p/>
        </draw:connector>
        <draw:connector draw:style-name="gr4" draw:text-style-name="P4" draw:layer="layout" svg:x1="8.798cm" svg:y1="13.13cm" svg:x2="9.97cm" svg:y2="14.641cm" draw:start-shape="id7" draw:start-glue-point="2" draw:end-shape="id10" draw:end-glue-point="4" svg:d="M8798 13130v755h1172v756" svg:viewBox="0 0 1173 1512">
          <text:p/>
        </draw:connector>
        <draw:connector draw:style-name="gr4" draw:text-style-name="P4" draw:layer="layout" svg:x1="12.096cm" svg:y1="13.13cm" svg:x2="10.612cm" svg:y2="14.91cm" draw:start-shape="id8" draw:start-glue-point="2" draw:end-shape="id10" draw:end-glue-point="11" svg:d="M12096 13130v1780h-1484" svg:viewBox="0 0 1485 1781">
          <text:p/>
        </draw:connector>
        <draw:connector draw:style-name="gr4" draw:text-style-name="P4" draw:layer="layout" svg:x1="15.596cm" svg:y1="13.13cm" svg:x2="10.878cm" svg:y2="15.561cm" draw:start-shape="id9" draw:start-glue-point="2" draw:end-shape="id10" draw:end-glue-point="10" svg:d="M15596 13130v2431h-4718" svg:viewBox="0 0 4719 2432">
          <text:p/>
        </draw:connector>
        <draw:connector draw:style-name="gr4" draw:text-style-name="P4" draw:layer="layout" draw:line-skew="1.839cm" svg:x1="15.261cm" svg:y1="7.141cm" svg:x2="10.612cm" svg:y2="16.212cm" draw:start-shape="id2" draw:start-glue-point="1" draw:end-shape="id10" draw:end-glue-point="9" svg:d="M15261 7141h2376v9071h-7025" svg:viewBox="0 0 7026 907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08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3-04T21:22:27.128000000</meta:creation-date>
    <meta:editing-duration>PT19M9S</meta:editing-duration>
    <meta:editing-cycles>4</meta:editing-cycles>
    <meta:generator>LibreOffice/6.4.6.2$Windows_X86_64 LibreOffice_project/0ce51a4fd21bff07a5c061082cc82c5ed232f115</meta:generator>
    <dc:date>2022-03-04T21:52:05.390000000</dc:date>
    <meta:document-statistic meta:object-count="25"/>
  </office:meta>
</office:document-meta>
</file>